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margin-left="1.27cm" fo:margin-right="0cm" fo:text-indent="0cm" style:auto-text-indent="false"/>
    </style:style>
    <style:style style:name="P2" style:family="paragraph" style:parent-style-name="Title" style:master-page-name="Standard">
      <style:paragraph-properties style:page-number="1"/>
    </style:style>
    <style:style style:name="P3" style:family="paragraph" style:parent-style-name="Standard">
      <style:paragraph-properties fo:margin-left="1.27cm" fo:margin-right="0cm" fo:text-indent="-0.635cm" style:auto-text-indent="false"/>
    </style:style>
    <style:style style:name="P4" style:family="paragraph" style:parent-style-name="Standard" style:list-style-name="WWNum1">
      <style:paragraph-properties fo:margin-left="1.27cm" fo:margin-right="0cm" fo:text-indent="-0.635cm" style:auto-text-indent="false"/>
    </style:style>
    <style:style style:name="P5" style:family="paragraph" style:parent-style-name="Standard" style:list-style-name="WWNum1">
      <style:paragraph-properties fo:margin-left="1.27cm" fo:margin-right="0cm" fo:text-indent="-0.635cm" style:auto-text-indent="false"/>
      <style:text-properties officeooo:paragraph-rsid="001734d6"/>
    </style:style>
    <style:style style:name="P6" style:family="paragraph" style:parent-style-name="Standard">
      <style:paragraph-properties fo:margin-left="1.27cm" fo:margin-right="0cm" fo:text-indent="-0.635cm" style:auto-text-indent="false"/>
      <style:text-properties style:text-underline-style="solid" style:text-underline-width="auto" style:text-underline-color="font-color" fo:font-weight="bold" officeooo:rsid="0016470e" style:font-weight-asian="bold" style:font-weight-complex="bold"/>
    </style:style>
    <style:style style:name="P7" style:family="paragraph" style:parent-style-name="Standard">
      <style:paragraph-properties fo:margin-left="1.27cm" fo:margin-right="0cm" fo:text-indent="-0.635cm" style:auto-text-indent="false"/>
      <style:text-properties style:text-underline-style="solid" style:text-underline-width="auto" style:text-underline-color="font-color" fo:font-weight="bold" officeooo:rsid="0016470e" officeooo:paragraph-rsid="0016470e" style:font-weight-asian="bold" style:font-weight-complex="bold"/>
    </style:style>
    <style:style style:name="P8" style:family="paragraph" style:parent-style-name="Standard" style:list-style-name="WWNum1">
      <style:paragraph-properties fo:margin-left="1.27cm" fo:margin-right="0cm" fo:text-indent="-0.635cm" style:auto-text-indent="false"/>
      <style:text-properties officeooo:rsid="001734d6" officeooo:paragraph-rsid="001734d6"/>
    </style:style>
    <style:style style:name="P9" style:family="paragraph" style:parent-style-name="Standard">
      <style:paragraph-properties fo:margin-left="0.635cm" fo:margin-right="0cm" fo:text-indent="0cm" style:auto-text-indent="false"/>
    </style:style>
    <style:style style:name="P10" style:family="paragraph" style:parent-style-name="Standard">
      <style:paragraph-properties fo:margin-left="0.635cm" fo:margin-right="0cm" fo:text-indent="0cm" style:auto-text-indent="false"/>
      <style:text-properties style:text-underline-style="solid" style:text-underline-width="auto" style:text-underline-color="font-color" fo:font-weight="bold" officeooo:rsid="0016470e" officeooo:paragraph-rsid="0016470e" style:font-weight-asian="bold" style:font-weight-complex="bold"/>
    </style:style>
    <style:style style:name="T1" style:family="text">
      <style:text-properties officeooo:rsid="0012b8ef"/>
    </style:style>
    <style:style style:name="T2" style:family="text">
      <style:text-properties officeooo:rsid="00130f5c"/>
    </style:style>
    <style:style style:name="T3" style:family="text">
      <style:text-properties officeooo:rsid="00146c17"/>
    </style:style>
    <style:style style:name="T4" style:family="text">
      <style:text-properties officeooo:rsid="0014bd36"/>
    </style:style>
    <style:style style:name="T5" style:family="text">
      <style:text-properties officeooo:rsid="0016470e"/>
    </style:style>
    <style:style style:name="T6" style:family="text">
      <style:text-properties officeooo:rsid="001734d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bookmark text:name="_55y4kwem7gos"/>Levantamento de requisitos Loja STrem</text:p>
      <text:p text:style-name="Standard"/>
      <text:p text:style-name="Standard"/>
      <text:list xml:id="list663300658" text:style-name="WWNum1">
        <text:list-item>
          <text:p text:style-name="P4">O sistema será uma loja virtual para jogos <text:span text:style-name="T1">retrô</text:span>.</text:p>
        </text:list-item>
      </text:list>
      <text:p text:style-name="P3"/>
      <text:p text:style-name="P7">Administrador:</text:p>
      <text:list xml:id="list93614191190020" text:continue-numbering="true" text:style-name="WWNum1">
        <text:list-item>
          <text:p text:style-name="P4">Haverá administradores para controlar os conteúdos do site.</text:p>
        </text:list-item>
        <text:list-item>
          <text:p text:style-name="P4">Um administrador poderá cadastrar outro administrador.</text:p>
        </text:list-item>
        <text:list-item>
          <text:p text:style-name="P4">Um administrador poderá restringir o acesso de certos usuários.</text:p>
        </text:list-item>
        <text:list-item>
          <text:p text:style-name="P4">Os administradores poderão cadastrar jogos a serem vendidos ou disponibilizados gratuitamente. </text:p>
        </text:list-item>
        <text:list-item>
          <text:p text:style-name="P4">Administrador poderá cadastrar desenvolvedores.</text:p>
        </text:list-item>
        <text:list-item>
          <text:p text:style-name="P4">Administrador poderá cadastrar categorias.</text:p>
        </text:list-item>
        <text:list-item>
          <text:p text:style-name="P4">Administrador poderá cadastrar <text:span text:style-name="T1">consoles</text:span>.</text:p>
        </text:list-item>
        <text:list-item>
          <text:p text:style-name="P4">Os Administradores poderão adicionar informações sobre os jogos, como nome, descrição, desenvolvedor, <text:span text:style-name="T1">console</text:span>, categorias e outros detalhes técnicos.</text:p>
        </text:list-item>
        <text:list-item>
          <text:p text:style-name="P4">Os administradores poderão editar o cadastro dos jogos.</text:p>
        </text:list-item>
        <text:list-item>
          <text:p text:style-name="P4">Os administradores poderão <text:span text:style-name="T1">omitir</text:span> jogos.</text:p>
        </text:list-item>
      </text:list>
      <text:p text:style-name="P6"/>
      <text:p text:style-name="P7">Cliente</text:p>
      <text:list xml:id="list93615158330326" text:continue-numbering="true" text:style-name="WWNum1">
        <text:list-item>
          <text:p text:style-name="P4">Qualquer pessoa pode cadastrar um usuário.</text:p>
        </text:list-item>
        <text:list-item>
          <text:p text:style-name="P4">No cadastro será pedido um nome, <text:span text:style-name="T3">sobrenome</text:span>, email e senha.</text:p>
        </text:list-item>
        <text:list-item>
          <text:p text:style-name="P4">O cadastro de usuário requer uma confirmação de email.</text:p>
        </text:list-item>
        <text:list-item>
          <text:p text:style-name="P4">O usuário poderá acessar a plataforma com <text:span text:style-name="T3">email</text:span> de usuário e senha.</text:p>
        </text:list-item>
        <text:list-item>
          <text:p text:style-name="P4">O usuário poderá alterar sua senha caso a esqueça.</text:p>
        </text:list-item>
        <text:list-item>
          <text:p text:style-name="P4">O usuário poderá alterar se<text:span text:style-name="T4">u e-mail e</text:span> senha.</text:p>
        </text:list-item>
        <text:list-item>
          <text:p text:style-name="P4">O usuário poderá efetuar compras de jogos disponíveis na plataforma.</text:p>
        </text:list-item>
        <text:list-item>
          <text:p text:style-name="P4">O usuário poderá efetuar buscas por jogos por nome.</text:p>
        </text:list-item>
        <text:list-item>
          <text:p text:style-name="P4">Os usuários poderão navegar pelas categorias de jogos.</text:p>
        </text:list-item>
        <text:list-item>
          <text:p text:style-name="P4">Um <text:span text:style-name="T5">usuário</text:span> poderá navegar nos jogos desenvolvidos por uma específica desenvolvedora.</text:p>
        </text:list-item>
        <text:list-item>
          <text:p text:style-name="P4">Um <text:span text:style-name="T5">usuário</text:span> poderá navegar nos jogos publicados p<text:span text:style-name="T1">ara determinado console</text:span>.</text:p>
        </text:list-item>
        <text:list-item>
          <text:p text:style-name="P5">O usuário poderá <text:span text:style-name="T6">acessar os detalhes de um jogo em uma página específica.</text:span></text:p>
        </text:list-item>
        <text:list-item>
          <text:p text:style-name="P8">A página do jogo terá informações de nome, preço, descrição, console do jogo, desenvolvedoras, categorias e também imagens.</text:p>
        </text:list-item>
      </text:list>
      <text:p text:style-name="P9"/>
      <text:p text:style-name="P10">Sistema</text:p>
      <text:list xml:id="list93615177495355" text:continue-numbering="true" text:style-name="WWNum1">
        <text:list-item>
          <text:p text:style-name="P4">Os jogos comprados vão para um carrinho de compras.</text:p>
        </text:list-item>
        <text:list-item>
          <text:p text:style-name="P4">No carrinho de compras o usuário completará o pagamento.</text:p>
        </text:list-item>
        <text:list-item>
          <text:p text:style-name="P4">As compras confirmadas serão adicionadas à biblioteca de cada usuário.</text:p>
        </text:list-item>
        <text:list-item>
          <text:p text:style-name="P4">Na biblioteca o usuário poderá <text:span text:style-name="T2">baixar as imagens</text:span> <text:span text:style-name="T2">d</text:span>os jogos comprados.</text:p>
        </text:list-item>
        <text:list-item>
          <text:p text:style-name="P4">Os jogos terão imagens de exemplo.</text:p>
        </text:list-item>
        <text:list-item>
          <text:p text:style-name="P4">O menu principal deverá mostrar jogos em destaque e promoções.</text:p>
        </text:list-item>
        <text:list-item>
          <text:p text:style-name="P4">O menu principal terá uma opção de entrada como usuário ou cadastrar.</text:p>
        </text:list-item>
        <text:list-item>
          <text:p text:style-name="P4"><text:soft-page-break/>Haverá uma tela onde é mostrada a biblioteca de jogos do usuário logado.</text:p>
        </text:list-item>
      </text:list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0.4.2$Linux_X86_64 LibreOffice_project/00$Build-2</meta:generator>
    <dc:date>2021-11-08T09:36:12.963577982</dc:date>
    <meta:editing-duration>PT9M25S</meta:editing-duration>
    <meta:editing-cycles>6</meta:editing-cycles>
    <meta:document-statistic meta:table-count="0" meta:image-count="0" meta:object-count="0" meta:page-count="2" meta:paragraph-count="36" meta:word-count="339" meta:character-count="2113" meta:non-whitespace-character-count="1841"/>
  </office:meta>
</office:document-meta>
</file>